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794cm" table:align="left"/>
    </style:style>
    <style:style style:name="Table3.A" style:family="table-column">
      <style:table-column-properties style:column-width="1.6cm"/>
    </style:style>
    <style:style style:name="Table3.B" style:family="table-column">
      <style:table-column-properties style:column-width="3.256cm"/>
    </style:style>
    <style:style style:name="Table3.C" style:family="table-column">
      <style:table-column-properties style:column-width="2.429cm"/>
    </style:style>
    <style:style style:name="Table3.G" style:family="table-column">
      <style:table-column-properties style:column-width="2.223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officeooo:paragraph-rsid="001bb835" style:font-size-asian="14pt" style:font-size-complex="14pt"/>
    </style:style>
    <style:style style:name="P2" style:family="paragraph" style:parent-style-name="Standard">
      <style:text-properties fo:font-size="14pt" style:text-underline-style="none" fo:font-weight="normal" officeooo:rsid="001bb835" officeooo:paragraph-rsid="001bb835" style:font-size-asian="14pt" style:font-weight-asian="normal" style:font-size-complex="14pt" style:font-weight-complex="normal"/>
    </style:style>
    <style:style style:name="P3" style:family="paragraph" style:parent-style-name="Standard">
      <style:text-properties fo:font-size="14pt" style:text-underline-style="none" fo:font-weight="normal" officeooo:rsid="001c1951" officeooo:paragraph-rsid="001c1951" style:font-size-asian="14pt" style:font-weight-asian="normal" style:font-size-complex="14pt" style:font-weight-complex="normal"/>
    </style:style>
    <style:style style:name="P4" style:family="paragraph" style:parent-style-name="Standard">
      <style:text-properties fo:font-size="14pt" style:text-underline-style="none" fo:font-weight="normal" officeooo:rsid="001d354f" officeooo:paragraph-rsid="001d354f" style:font-size-asian="14pt" style:font-weight-asian="normal" style:font-size-complex="14pt" style:font-weight-complex="normal"/>
    </style:style>
    <style:style style:name="P5" style:family="paragraph" style:parent-style-name="Standard">
      <style:text-properties fo:font-size="14pt" style:text-underline-style="none" fo:font-weight="normal" officeooo:rsid="001df73b" officeooo:paragraph-rsid="001df73b" style:font-size-asian="14pt" style:font-weight-asian="normal" style:font-size-complex="14pt" style:font-weight-complex="normal"/>
    </style:style>
    <style:style style:name="P6" style:family="paragraph" style:parent-style-name="Standard" style:list-style-name="L1">
      <style:text-properties fo:font-size="14pt" style:text-underline-style="none" fo:font-weight="normal" officeooo:rsid="001df73b" officeooo:paragraph-rsid="001df73b" style:font-size-asian="14pt" style:font-weight-asian="normal" style:font-size-complex="14pt" style:font-weight-complex="normal"/>
    </style:style>
    <style:style style:name="P7" style:family="paragraph" style:parent-style-name="Standard">
      <style:text-properties fo:font-size="14pt" style:text-underline-style="none" fo:font-weight="normal" officeooo:rsid="001df73b" officeooo:paragraph-rsid="00232e67" style:font-size-asian="14pt" style:font-weight-asian="normal" style:font-size-complex="14pt" style:font-weight-complex="normal"/>
    </style:style>
    <style:style style:name="P8" style:family="paragraph" style:parent-style-name="Standard">
      <style:text-properties fo:font-size="14pt" style:text-underline-style="none" fo:font-weight="normal" officeooo:rsid="00215aba" officeooo:paragraph-rsid="00215aba" style:font-size-asian="14pt" style:font-weight-asian="normal" style:font-size-complex="14pt" style:font-weight-complex="normal"/>
    </style:style>
    <style:style style:name="P9" style:family="paragraph" style:parent-style-name="Standard">
      <style:text-properties fo:font-size="14pt" style:text-underline-style="none" fo:font-weight="normal" officeooo:rsid="00232e67" officeooo:paragraph-rsid="00232e67" style:font-size-asian="14pt" style:font-weight-asian="normal" style:font-size-complex="14pt" style:font-weight-complex="normal"/>
    </style:style>
    <style:style style:name="P10" style:family="paragraph" style:parent-style-name="Standard">
      <style:text-properties fo:font-size="14pt" style:text-underline-style="none" fo:font-weight="normal" officeooo:rsid="00264a7a" officeooo:paragraph-rsid="00264a7a" style:font-size-asian="14pt" style:font-weight-asian="normal" style:font-size-complex="14pt" style:font-weight-complex="normal"/>
    </style:style>
    <style:style style:name="P11" style:family="paragraph" style:parent-style-name="Standard">
      <style:text-properties fo:font-size="14pt" style:text-underline-style="none" fo:font-weight="bold" officeooo:rsid="001d354f" officeooo:paragraph-rsid="001d354f" style:font-size-asian="14pt" style:font-weight-asian="bold" style:font-size-complex="14pt" style:font-weight-complex="bold"/>
    </style:style>
    <style:style style:name="P12" style:family="paragraph" style:parent-style-name="Standard">
      <style:text-properties fo:font-size="14pt" style:text-underline-style="none" fo:font-weight="bold" officeooo:rsid="001d354f" officeooo:paragraph-rsid="001dda41" style:font-size-asian="14pt" style:font-weight-asian="bold" style:font-size-complex="14pt" style:font-weight-complex="bold"/>
    </style:style>
    <style:style style:name="P13" style:family="paragraph" style:parent-style-name="Standard">
      <style:text-properties fo:font-size="14pt" style:text-underline-style="none" fo:font-weight="bold" officeooo:rsid="001dda41" officeooo:paragraph-rsid="001dda41" style:font-size-asian="14pt" style:font-weight-asian="bold" style:font-size-complex="14pt" style:font-weight-complex="bold"/>
    </style:style>
    <style:style style:name="P14" style:family="paragraph" style:parent-style-name="Standard">
      <style:text-properties fo:font-size="14pt" style:text-underline-style="none" fo:font-weight="bold" officeooo:rsid="001df73b" officeooo:paragraph-rsid="001df73b" style:font-size-asian="14pt" style:font-weight-asian="bold" style:font-size-complex="14pt" style:font-weight-complex="bold"/>
    </style:style>
    <style:style style:name="P15" style:family="paragraph" style:parent-style-name="Standard">
      <style:text-properties fo:font-size="14pt" style:text-underline-style="none" fo:font-weight="bold" officeooo:rsid="001df73b" officeooo:paragraph-rsid="001f1013" style:font-size-asian="14pt" style:font-weight-asian="bold" style:font-size-complex="14pt" style:font-weight-complex="bold"/>
    </style:style>
    <style:style style:name="P16" style:family="paragraph" style:parent-style-name="Standard">
      <style:text-properties fo:font-size="14pt" style:text-underline-style="none" fo:font-weight="bold" officeooo:rsid="001f1013" officeooo:paragraph-rsid="001f1013" style:font-size-asian="14pt" style:font-weight-asian="bold" style:font-size-complex="14pt" style:font-weight-complex="bold"/>
    </style:style>
    <style:style style:name="P17" style:family="paragraph" style:parent-style-name="Standard">
      <style:text-properties fo:font-size="14pt" style:text-underline-style="none" fo:font-weight="bold" officeooo:rsid="001f9722" officeooo:paragraph-rsid="001f9722" style:font-size-asian="14pt" style:font-weight-asian="bold" style:font-size-complex="14pt" style:font-weight-complex="bold"/>
    </style:style>
    <style:style style:name="P18" style:family="paragraph" style:parent-style-name="Standard">
      <style:text-properties fo:font-size="14pt" style:text-underline-style="none" fo:font-weight="bold" officeooo:rsid="00215aba" officeooo:paragraph-rsid="00215aba" style:font-size-asian="14pt" style:font-weight-asian="bold" style:font-size-complex="14pt" style:font-weight-complex="bold"/>
    </style:style>
    <style:style style:name="P19" style:family="paragraph" style:parent-style-name="Table_20_Contents">
      <style:text-properties fo:font-size="14pt" officeooo:rsid="00215aba" officeooo:paragraph-rsid="00215aba" style:font-size-asian="14pt" style:font-size-complex="14pt"/>
    </style:style>
    <style:style style:name="P20" style:family="paragraph" style:parent-style-name="Table_20_Contents">
      <style:text-properties fo:font-size="14pt" officeooo:rsid="00232e67" officeooo:paragraph-rsid="00232e67" style:font-size-asian="14pt" style:font-size-complex="14pt"/>
    </style:style>
    <style:style style:name="P21" style:family="paragraph" style:parent-style-name="Table_20_Contents">
      <style:text-properties fo:font-size="14pt" officeooo:rsid="0024ed5c" officeooo:paragraph-rsid="0024ed5c" style:font-size-asian="14pt" style:font-size-complex="14pt"/>
    </style:style>
    <style:style style:name="P22" style:family="paragraph" style:parent-style-name="Table_20_Contents">
      <style:text-properties fo:font-size="14pt" officeooo:rsid="00264a7a" officeooo:paragraph-rsid="00264a7a" style:font-size-asian="14pt" style:font-size-complex="14pt"/>
    </style:style>
    <style:style style:name="P23" style:family="paragraph" style:parent-style-name="Table_20_Contents">
      <style:text-properties fo:font-size="12pt" officeooo:rsid="00232e67" officeooo:paragraph-rsid="00232e67" style:font-size-asian="12pt" style:font-size-complex="12pt"/>
    </style:style>
    <style:style style:name="P24" style:family="paragraph" style:parent-style-name="Table_20_Contents">
      <style:text-properties fo:font-size="10pt" officeooo:rsid="00232e67" officeooo:paragraph-rsid="00232e67" style:font-size-asian="10pt" style:font-size-complex="10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solid" style:text-underline-width="auto" style:text-underline-color="font-color" fo:font-weight="bold" officeooo:rsid="001bb835" style:font-weight-asian="bold" style:font-weight-complex="bold"/>
    </style:style>
    <style:style style:name="T3" style:family="text">
      <style:text-properties style:text-underline-style="solid" style:text-underline-width="auto" style:text-underline-color="font-color" officeooo:rsid="00215aba"/>
    </style:style>
    <style:style style:name="T4" style:family="text">
      <style:text-properties fo:font-weight="normal" style:font-weight-asian="normal" style:font-weight-complex="normal"/>
    </style:style>
    <style:style style:name="T5" style:family="text">
      <style:text-properties fo:font-weight="normal" officeooo:rsid="001dda41" style:font-weight-asian="normal" style:font-weight-complex="normal"/>
    </style:style>
    <style:style style:name="T6" style:family="text">
      <style:text-properties fo:font-weight="normal" officeooo:rsid="001f1013" style:font-weight-asian="normal" style:font-weight-complex="normal"/>
    </style:style>
    <style:style style:name="T7" style:family="text">
      <style:text-properties style:text-position="super 58%" fo:font-weight="normal" officeooo:rsid="001f1013" style:font-weight-asian="normal" style:font-weight-complex="normal"/>
    </style:style>
    <style:style style:name="T8" style:family="text">
      <style:text-properties style:text-position="super 58%" fo:font-weight="normal" officeooo:rsid="001f9722" style:font-weight-asian="normal" style:font-weight-complex="normal"/>
    </style:style>
    <style:style style:name="T9" style:family="text">
      <style:text-properties style:text-position="super 58%" officeooo:rsid="00215aba"/>
    </style:style>
    <style:style style:name="T10" style:family="text">
      <style:text-properties style:text-position="0% 100%"/>
    </style:style>
    <style:style style:name="T11" style:family="text">
      <style:text-properties officeooo:rsid="00232e67"/>
    </style:style>
    <style:style style:name="T12" style:family="text">
      <style:text-properties style:text-position="sub 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ext:tab/><text:tab/><text:tab/><text:span text:style-name="T2">Introduction</text:span></text:p>
      <text:p text:style-name="P1"><text:span text:style-name="T2"/></text:p>
      <text:p text:style-name="P2">Aim: To develop an application to provide a proper platofrm for volunteer to efficiently and effortlessly connect with NGO’s or NGO Events.</text:p>
      <text:p text:style-name="P2"/>
      <text:p text:style-name="P2">Objectives:-</text:p>
      <text:p text:style-name="P2">To provide a platform for volunteers to find genuine NGOs using rating system.</text:p>
      <text:p text:style-name="P2">To use GIN numbers to verify popular NGOs.</text:p>
      <text:p text:style-name="P2">To spread awareess about NGO events by allowing users to share it on social media.</text:p>
      <text:p text:style-name="P2">To provide location based sorting to show closest events first.</text:p>
      <text:p text:style-name="P2">To provide “Register for Event”, “Required Volunteers” and “Current Volunteers” count to keep track of people involved.</text:p>
      <text:p text:style-name="P2">To provide a profile for NGO’s to display their past Event’s photos, a brief description of their work.</text:p>
      <text:p text:style-name="P2">To provide interoperability with Google Maps so volunteers can easily navigate to Event Location.</text:p>
      <text:p text:style-name="P2">To provide a medal system to encourage volunteering.</text:p>
      <text:p text:style-name="P2">To provide a user profile page with a brief description and images related to user events.</text:p>
      <text:p text:style-name="P2">To provide a report button to filter out users which are doing or posting things they are not supposed to.</text:p>
      <text:p text:style-name="P2">To provide inspirational stories by users for other users.</text:p>
      <text:p text:style-name="P2"/>
      <text:p text:style-name="P2">Purpose:-</text:p>
      <text:p text:style-name="P2">In today’s world we are facing seemingly insurmountable challenges from chronic poverty to enviormental problems and these huge issues make us feel powerless as the general public. But this is not the whole truth! Each and every person has the capacity to influence the world around them in a positive way.</text:p>
      <text:p text:style-name="P2">Moreover, there have been countless people with the time, energy and/or other resources with the will to help others but they simply did not know where to start. A simple Google Search reveals major as well as minor NGOs which are starved for volunteers. Most people are unaware of events happening near their homes.</text:p>
      <text:p text:style-name="P3">If anyone with the resources and will to help would do so, think of the different areas of social change: Underfunded Schools &amp; Education, Poverty, Homelessness, Women Empowerment, Enviormental Issues, Animal Welfare .... The possibilites are endless. The world will surely be a much better place than it was before. Individuals and organizations are constantly trying to spread their work for cultivating awareness as well as attracting prospective volunteers, supporters and donors.</text:p>
      <text:p text:style-name="P3">Sharing your work and activities on our application helps you to connect with Volunteers, Supporters, Donors, etc.</text:p>
      <text:p text:style-name="P3">Our application identifies the potential in every innovative idea and it’s positive impact on the community by allowing volunteers to share their experience with friends, other social activists, non profit organizations and social enterpreneurs.</text:p>
      <text:p text:style-name="P3">Benefits of Volunteering:-</text:p>
      <text:p text:style-name="P3">Gain a sense of purpose.</text:p>
      <text:p text:style-name="P3"><text:soft-page-break/>Meet new people and make new friends.</text:p>
      <text:p text:style-name="P3">Be a part of something bigger than yourself.</text:p>
      <text:p text:style-name="P3">Feel valued and part of a team.</text:p>
      <text:p text:style-name="P3">Explore career paths.</text:p>
      <text:p text:style-name="P3">Healthy for your mind and body.</text:p>
      <text:p text:style-name="P3">Learn new skills and polish the ones you already have.</text:p>
      <text:p text:style-name="P3">Gain a new perspective on life and develop empathy which helps in better connecting with others in social and personal life.</text:p>
      <text:p text:style-name="P3">Get inspired.</text:p>
      <text:p text:style-name="P3">Gain confidence in your social skills.</text:p>
      <text:p text:style-name="P3">A change of pace from the busy daily life.</text:p>
      <text:p text:style-name="P3"/>
      <text:p text:style-name="P4">Background:</text:p>
      <text:p text:style-name="P4"/>
      <text:p text:style-name="P4">Some of the most popular apps working around the same concept of our project are :-</text:p>
      <text:p text:style-name="P4">My Selfless Act</text:p>
      <text:p text:style-name="P4">World Packers</text:p>
      <text:p text:style-name="P4">Brightest</text:p>
      <text:p text:style-name="P4">Volunteer Connection</text:p>
      <text:p text:style-name="P4">Golden Volunteer Opportunities</text:p>
      <text:p text:style-name="P4"/>
      <text:p text:style-name="P4">After going through these applications we reached the conclusion that:-</text:p>
      <text:p text:style-name="P4">The UI was laggy and bland.</text:p>
      <text:p text:style-name="P4">There was too much irrelevant information.</text:p>
      <text:p text:style-name="P4">The focus of the app was not on purely volunteering.</text:p>
      <text:p text:style-name="P4">There was majority of foreign NGOs and comparitively Indian NGOs were fewer in number.</text:p>
      <text:p text:style-name="P4"/>
      <text:p text:style-name="P4">Scope:-</text:p>
      <text:p text:style-name="P4">Stake Holders:</text:p>
      <text:p text:style-name="P4">The stakeholders for the applicatio are Non Governmental Organizations, Volunteers and Non Profit Organizations.</text:p>
      <text:p text:style-name="P4"/>
      <text:p text:style-name="P4">Deliverables:-</text:p>
      <text:p text:style-name="P4">Use of GIN numbers to verify the authenticity of popular NGO’s.</text:p>
      <text:p text:style-name="P4">A platform for willing volunteers to meet NGOs.</text:p>
      <text:p text:style-name="P4">Location based sorted list where distance from the user is used to sort the list.</text:p>
      <text:p text:style-name="P4">A profile for NGOs to exhibit their past events and thier impact.</text:p>
      <text:p text:style-name="P4">A profile for volunteers to share their stories and their short description.</text:p>
      <text:p text:style-name="P4">Medal System to improve and encourage volunteering.</text:p>
      <text:p text:style-name="P4">Interoperability with Google Maps for easy navigation.</text:p>
      <text:p text:style-name="P4"/>
      <text:p text:style-name="P4">Out of Scope:-</text:p>
      <text:p text:style-name="P4">Verificication of Authenticity of newly established NGOs.</text:p>
      <text:p text:style-name="P4">Guarantee of registered volunteers to be present at the event.</text:p>
      <text:p text:style-name="P4"><text:soft-page-break/>Donations for the NGOs.</text:p>
      <text:p text:style-name="P4">Certificates for volunteers contribution at any even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tab/><text:tab/><text:tab/><text:tab/><text:span text:style-name="T1">Survey of Technologies</text:span></text:p>
      <text:p text:style-name="P4"/>
      <text:p text:style-name="P4"/>
      <text:p text:style-name="P11"><text:tab/><text:span text:style-name="T4">The overall concept of our project has been repeated in the past in the form of Websites and Smartphone Applications.</text:span></text:p>
      <text:p text:style-name="P11"><text:span text:style-name="T4">Most of the websites we could find were foreign based and seemed outside the scope of the intended audience.</text:span></text:p>
      <text:p text:style-name="P11"><text:span text:style-name="T4">Out of the few websites we could find </text:span></text:p>
      <text:p text:style-name="P11"><text:span text:style-name="T4">IVolunteer.org</text:span><text:span text:style-name="T7">[1]</text:span><text:span text:style-name="T4">:</text:span></text:p>
      <text:p text:style-name="P11"><text:span text:style-name="T4"><text:tab/>It was the most impressive. Established in 2001, it has over 10,000 volunteers and around 300+ organisations.</text:span></text:p>
      <text:p text:style-name="P11"><text:span text:style-name="T4">In case of smartphone applications,</text:span></text:p>
      <text:p text:style-name="P11"><text:span text:style-name="T4">There were a handful but the most noteworthy were,</text:span></text:p>
      <text:p text:style-name="P11"><text:span text:style-name="T4">Donate My Time</text:span></text:p>
      <text:p text:style-name="P11"><text:span text:style-name="T4">My Self-less Act:</text:span></text:p>
      <text:p text:style-name="P11"><text:span text:style-name="T4"><text:tab/>This app is directly made from a website (www.myselflessact.com ). It includes motivational stories about people who have volunteered and quotes to encourage volunteering. It has a lot of options regarding the types of volunteering.</text:span></text:p>
      <text:p text:style-name="P11"><text:span text:style-name="T4"/></text:p>
      <text:p text:style-name="P11"><text:span text:style-name="T4">GrassRoots </text:span></text:p>
      <text:p text:style-name="P11"><text:span text:style-name="T4"><text:tab/>This app is also made by downscaling a website.</text:span></text:p>
      <text:p text:style-name="P11"><text:span text:style-name="T4"><text:tab/>This was developed in Chennai and the scope of this website and the application was around Chennai as well.</text:span></text:p>
      <text:p text:style-name="P11"><text:span text:style-name="T4"/></text:p>
      <text:p text:style-name="P11"><text:span text:style-name="T4">Donate My Time</text:span></text:p>
      <text:p text:style-name="P11"><text:span text:style-name="T4"><text:tab/>This was the most well made application.</text:span></text:p>
      <text:p text:style-name="P11"><text:soft-page-break/><text:span text:style-name="T4"><text:tab/>The creators of this app had a website but the application is completely unrelated to it.</text:span></text:p>
      <text:p text:style-name="P11"><text:span text:style-name="T4"><text:tab/>The website only serves to inform the user about the goals of the apps and the creator's ideologies.</text:span></text:p>
      <text:p text:style-name="P11"><text:span text:style-name="T4"/></text:p>
      <text:p text:style-name="P11"><text:span text:style-name="T4">Features </text:span></text:p>
      <text:p text:style-name="P11"><text:span text:style-name="T4"/></text:p>
      <text:p text:style-name="P11"><text:span text:style-name="T4">IVolunteer.org</text:span></text:p>
      <text:p text:style-name="P11"><text:span text:style-name="T4"><text:tab/>It presents us with a huge list of events that are happening around us.</text:span></text:p>
      <text:p text:style-name="P11"><text:span text:style-name="T4"><text:tab/>It has different methods of sorting(Distance, Area, Time, Organization) to show the events that are most relevant to us.</text:span></text:p>
      <text:p text:style-name="P11"><text:span text:style-name="T4"><text:tab/>It has color codings to indicate events that are still needing and events that have met the volunteering requirement.</text:span></text:p>
      <text:p text:style-name="P11"><text:span text:style-name="T4"><text:tab/>It has advanced search features.</text:span></text:p>
      <text:p text:style-name="P11"><text:span text:style-name="T4"><text:tab/>They hold Volunteer Awards to encourage volunteering.</text:span></text:p>
      <text:p text:style-name="P11"><text:span text:style-name="T4"/></text:p>
      <text:p text:style-name="P11"><text:span text:style-name="T4">My Self Less Acts</text:span></text:p>
      <text:p text:style-name="P11"><text:span text:style-name="T4"><text:tab/>It provides a social media like network to form friends during the volunteering acts.</text:span></text:p>
      <text:p text:style-name="P11"><text:span text:style-name="T4"><text:tab/>It has a wall to post images and write posts.</text:span></text:p>
      <text:p text:style-name="P11"><text:span text:style-name="T4"><text:tab/>It has a messaging system for users to contact each other.</text:span></text:p>
      <text:p text:style-name="P11"><text:span text:style-name="T4"><text:tab/>It also provides profile for both NGO's and Volunteers.</text:span></text:p>
      <text:p text:style-name="P11"><text:span text:style-name="T4"/></text:p>
      <text:p text:style-name="P11"><text:span text:style-name="T4">GrassRoots</text:span></text:p>
      <text:p text:style-name="P11"><text:span text:style-name="T4"><text:tab/>This app had a city wise sort for finding different NGO events.</text:span></text:p>
      <text:p text:style-name="P11"><text:span text:style-name="T4"><text:tab/>Since the focus of only on Chennai, the size of the list was manageable.</text:span></text:p>
      <text:p text:style-name="P11"><text:span text:style-name="T4"/></text:p>
      <text:p text:style-name="P11"><text:span text:style-name="T4">DonateMyTime</text:span></text:p>
      <text:p text:style-name="P11"><text:span text:style-name="T4"><text:tab/>The app was well-made, the UI was consistent, easy to follow and understand.</text:span></text:p>
      <text:p text:style-name="P11"><text:span text:style-name="T4"><text:tab/>The app presented the list of events of NGO's in the form of Cards.</text:span></text:p>
      <text:p text:style-name="P11"><text:span text:style-name="T4"><text:tab/>It provided different methods of sorting the event lists.</text:span></text:p>
      <text:p text:style-name="P11"><text:span text:style-name="T4"><text:tab/>There was also an option to directly view them on the Map to gauge how far the events are.</text:span></text:p>
      <text:p text:style-name="P11"><text:span text:style-name="T4"/></text:p>
      <text:p text:style-name="P11"><text:span text:style-name="T4">What Could be Done Better</text:span></text:p>
      <text:p text:style-name="P11"><text:span text:style-name="T4"/></text:p>
      <text:p text:style-name="P11"><text:span text:style-name="T4">IVolunteer</text:span></text:p>
      <text:p text:style-name="P11"><text:span text:style-name="T4"><text:tab/>Seeing as smartphones are becoming the norm in computing technologies, using a website seems out of place. Though website does provide a lot of useful features, the same features more or less can be provided through an android app.</text:span></text:p>
      <text:p text:style-name="P11"><text:span text:style-name="T4"/></text:p>
      <text:p text:style-name="P11"><text:span text:style-name="T4">My Self-less act</text:span></text:p>
      <text:p text:style-name="P11"><text:span text:style-name="T4"><text:tab/>That being said a website downscaled to an android app is not a good idea, as it just feels like scrolling through a webpage and misses out on the features provided by </text:span><text:soft-page-break/><text:span text:style-name="T4">an application like not having to load a new page on every click, using different API's for interoperability between applications, etc.</text:span></text:p>
      <text:p text:style-name="P11"><text:span text:style-name="T4"><text:tab/>A social media type network takes the focus out from volunteering and the messaging system may be misused as harrasment. </text:span></text:p>
      <text:p text:style-name="P11"><text:span text:style-name="T4"/></text:p>
      <text:p text:style-name="P11"><text:span text:style-name="T4">GrassRoots</text:span></text:p>
      <text:p text:style-name="P11"><text:span text:style-name="T4"><text:tab/>This app too was downscaled through a website, </text:span></text:p>
      <text:p text:style-name="P11"><text:span text:style-name="T4"><text:tab/>It only had cities in Chennai and UI was very laggy.</text:span></text:p>
      <text:p text:style-name="P11"><text:span text:style-name="T4"><text:tab/>We were unable to get past the register page and when we checked the reviews many people faced the same issue.</text:span></text:p>
      <text:p text:style-name="P11"><text:span text:style-name="T4"/></text:p>
      <text:p text:style-name="P11"><text:span text:style-name="T4">Donate My Time</text:span></text:p>
      <text:p text:style-name="P11"><text:span text:style-name="T4"><text:tab/>The UI was simple, too simple and bland.</text:span></text:p>
      <text:p text:style-name="P11"><text:span text:style-name="T4"><text:tab/>This indicated that old technology was used to make this app.</text:span></text:p>
      <text:p text:style-name="P11"><text:span text:style-name="T4"><text:tab/>It also had limited locations that could be accessed.</text:span></text:p>
      <text:p text:style-name="P11"><text:span text:style-name="T4"/></text:p>
      <text:p text:style-name="P13"><text:span text:style-name="T4">Comparative Analysis:-</text:span></text:p>
      <text:p text:style-name="P11"><text:span text:style-name="T4"/></text:p>
      <text:p text:style-name="P12"><text:span text:style-name="T4">An Application could be made using recent technologies, the UI could be made more fluid, less laggy and easy to understand. </text:span></text:p>
      <text:p text:style-name="P12"><text:span text:style-name="T4">The number of locations that the app could work with could be increased.</text:span></text:p>
      <text:p text:style-name="P12"><text:span text:style-name="T4"><text:s/>There was scope for improvement in the interoperability of apps. </text:span></text:p>
      <text:p text:style-name="P12"><text:span text:style-name="T4">Use of images should be added and implemented without making the UI laggy.</text:span></text:p>
      <text:p text:style-name="P12"><text:span text:style-name="T4">Different methods of </text:span><text:span text:style-name="T5">filtering </text:span><text:span text:style-name="T4">should be made available to the user. </text:span></text:p>
      <text:p text:style-name="P12"><text:span text:style-name="T4">Focus of the app should be on volunteering and the user should not be bombarded with too many options as that only makes it more difficult to work with.</text:span></text:p>
      <text:p text:style-name="P12"><text:span text:style-name="T4">Due to the threat of NGO's being spurious, there should exist a rating system which can be used to show that NGO's is genuine. </text:span></text:p>
      <text:p text:style-name="P12"><text:span text:style-name="T4">There can also be a display of the NGO's past events along with photographs to further ascertain the authenticity of that organization. </text:span></text:p>
      <text:p text:style-name="P12"><text:span text:style-name="T4">Users can be allowed to have profiles and rankings or medal to encourage volunteering.</text:span></text:p>
      <text:p text:style-name="P11"><text:span text:style-name="T4"/></text:p>
      <text:p text:style-name="P11"><text:span text:style-name="T4">Methodology:-</text:span></text:p>
      <text:p text:style-name="P11"><text:span text:style-name="T4"/></text:p>
      <text:p text:style-name="P11"><text:span text:style-name="T4">To make the application UI smoother, more fluid and easy to understand, we intend to develop the application using a modern framework known as flutter.</text:span></text:p>
      <text:p text:style-name="P11"><text:span text:style-name="T4">Interoperability of applications can be implemented by adding various API's, as needed, within the application.</text:span></text:p>
      <text:p text:style-name="P11"><text:span text:style-name="T4">Rating system will be implemented as, out of 5 stars, where every NGO initially starts with 3 and it increases or decreases based on their activities.</text:span></text:p>
      <text:p text:style-name="P11"><text:span text:style-name="T4">The information of the Events will be stored with their Time, Location, Organization, etc to facilitate users </text:span><text:span text:style-name="T5">by</text:span><text:span text:style-name="T4"> showing information </text:span><text:span text:style-name="T5">arranged in a relevant manner</text:span><text:span text:style-name="T4">.</text:span></text:p>
      <text:p text:style-name="P11"><text:span text:style-name="T4"/></text:p>
      <text:p text:style-name="P11"><text:span text:style-name="T4"/></text:p>
      <text:p text:style-name="P11"><text:soft-page-break/><text:span text:style-name="T4"/></text:p>
      <text:p text:style-name="P11"><text:span text:style-name="T4"/></text:p>
      <text:p text:style-name="P14"><text:span text:style-name="T4">Technologies:-</text:span></text:p>
      <text:p text:style-name="P14"><text:span text:style-name="T4"/></text:p>
      <text:p text:style-name="P14"><text:span text:style-name="T4">Using Machine Learning to Detect Fake Accounts:</text:span></text:p>
      <text:p text:style-name="P14"><text:span text:style-name="T4"><text:tab/>This method relies on user-level activities and its account details. Unique features are extracted from recent user activities, then those features are applied to a classified that has been trained using machine learning techniques.</text:span></text:p>
      <text:p text:style-name="P14"><text:span text:style-name="T4"><text:tab/>These features could be:</text:span></text:p>
      <text:p text:style-name="P14"><text:span text:style-name="T4"><text:tab/><text:tab/>Average Clicks per Session</text:span></text:p>
      <text:p text:style-name="P14"><text:span text:style-name="T4"><text:tab/><text:tab/>Average Session Length</text:span></text:p>
      <text:p text:style-name="P14"><text:span text:style-name="T4"><text:tab/><text:tab/>No. of visited links</text:span></text:p>
      <text:p text:style-name="P14"><text:span text:style-name="T4"><text:tab/><text:tab/>Content posted</text:span></text:p>
      <text:p text:style-name="P14"><text:span text:style-name="T4"/></text:p>
      <text:p text:style-name="P14"><text:span text:style-name="T4">Option for Virtual Volunteering:</text:span></text:p>
      <text:p text:style-name="P14"><text:span text:style-name="T4"><text:tab/>Volunteering opportunites that can be done from home. These activities are mostly minimal physical effort. Examples of virtual volunteering can be, editing or writing articles, designing graphics, counseling people or tutoring and mentoring students.</text:span></text:p>
      <text:p text:style-name="P14"><text:span text:style-name="T4"/></text:p>
      <text:p text:style-name="P14"><text:span text:style-name="T4">Sorting:</text:span></text:p>
      <text:p text:style-name="P14"><text:span text:style-name="T4">Arranging information based on location provides a lot of usability benefits. It subtly aids the users as scrolling through a long list of locations is an unnecessary hassle.</text:span></text:p>
      <text:p text:style-name="P14">GeoSorting<text:span text:style-name="T4"> is one of the methods to arrange data for user convenience. </text:span></text:p>
      <text:p text:style-name="P14"><text:span text:style-name="T4">It uses the physical distance in latitude and longitude from the user to the set of latitude's and longitudes to calculate the distance between them. </text:span></text:p>
      <text:p text:style-name="P14"><text:span text:style-name="T4">This method is easy to implement and works quick for small datasets. </text:span></text:p>
      <text:p text:style-name="P14"><text:span text:style-name="T4"/></text:p>
      <text:p text:style-name="P14"><text:span text:style-name="T4">Advanced Search:</text:span></text:p>
      <text:p text:style-name="P14"><text:span text:style-name="T4"><text:tab/>Search based on keywords, distance, dates along with additional filters based on user's availability. Advanced search makes it easier for users to find exactly what they want.</text:span></text:p>
      <text:p text:style-name="P14"><text:span text:style-name="T4"/></text:p>
      <text:p text:style-name="P14"><text:span text:style-name="T4">Filtering Based on Organization:</text:span></text:p>
      <text:p text:style-name="P14"><text:span text:style-name="T4"><text:tab/>Since some users prefer working for a trusted organization or a familiar one this option works best for those users.</text:span></text:p>
      <text:p text:style-name="P14"><text:span text:style-name="T4"/></text:p>
      <text:p text:style-name="P14"><text:span text:style-name="T4">Filtering Based on City/Area:</text:span></text:p>
      <text:p text:style-name="P14"><text:span text:style-name="T4"><text:tab/>Filtering information based on location provides a lot of usability benefits for users. It uses names of cities/areas to filter them. It is easy to understand and work with.</text:span></text:p>
      <text:p text:style-name="P14"><text:span text:style-name="T4"/></text:p>
      <text:p text:style-name="P14"><text:span text:style-name="T4">Postal Code Filtering</text:span></text:p>
      <text:p text:style-name="P14"><text:span text:style-name="T4"><text:tab/>Since postal codes are universal and used everywhere, they can also be used to </text:span><text:span text:style-name="T6">filter</text:span><text:span text:style-name="T4"> location data. Postal areas come in manageable sizes so accuracy to a certain </text:span><text:soft-page-break/><text:span text:style-name="T4">extent is retained. There are many API's available for provide the distance between two postal codes so it is easy to work with as well.</text:span></text:p>
      <text:p text:style-name="P14"><text:span text:style-name="T4"><text:tab/></text:span></text:p>
      <text:p text:style-name="P14"><text:span text:style-name="T4">Security:-</text:span></text:p>
      <text:p text:style-name="P14"><text:span text:style-name="T4"/></text:p>
      <text:p text:style-name="P15"><text:span text:style-name="T4">Techniques to Secure DB</text:span><text:span text:style-name="T7">[2]</text:span><text:span text:style-name="T4">:</text:span></text:p>
      <text:p text:style-name="P15"><text:span text:style-name="T4"/></text:p>
      <text:p text:style-name="P15"><text:span text:style-name="T4">Use Web Application and DataBase Firewalls:<text:tab/><text:tab/></text:span></text:p>
      <text:p text:style-name="P15"><text:span text:style-name="T4">DataBase can be protected against Security threats by using a firewall which denies access to traffic by default. </text:span></text:p>
      <text:p text:style-name="P15"><text:span text:style-name="T4">Only traffic allowed through should come from specific application or web server that need to access the data. </text:span></text:p>
      <text:p text:style-name="P15"><text:span text:style-name="T4">The firewall should also protect your DB from initiating outbound connections unless there is a specific need to do so.</text:span></text:p>
      <text:p text:style-name="P14"><text:span text:style-name="T4">In Addition to DataBase Firewall, a web application firewall should also be used to prevent against attacks such as SQL Injection Attacks directed at web application.</text:span></text:p>
      <text:p text:style-name="P14"><text:span text:style-name="T4"/></text:p>
      <text:p text:style-name="P14"><text:span text:style-name="T4">"Harden" the DB:</text:span></text:p>
      <text:p text:style-name="P14"><text:span text:style-name="T4">Use the most up to date version of the DB S/W.</text:span></text:p>
      <text:p text:style-name="P14"><text:span text:style-name="T4">Uninstall or disable any features or services that you don't use.</text:span></text:p>
      <text:p text:style-name="P15"><text:span text:style-name="T4">Ensure that none of the accounts have default passwords.</text:span></text:p>
      <text:p text:style-name="P15"><text:span text:style-name="T4"/></text:p>
      <text:p text:style-name="P15"><text:span text:style-name="T4">Encrypt the Data:</text:span></text:p>
      <text:p text:style-name="P15"><text:span text:style-name="T4">It is a standard procedure in most organizations to encrypt stored data. </text:span></text:p>
      <text:p text:style-name="P15"><text:span text:style-name="T4">It is equally important to ensure that the backups of the data is encrypted as well. Make sure the decryption keys are stored in an isolated system.</text:span></text:p>
      <text:p text:style-name="P15"><text:span text:style-name="T4"><text:tab/></text:span></text:p>
      <text:p text:style-name="P15"><text:span text:style-name="T4">Minimise Value of DB:</text:span></text:p>
      <text:p text:style-name="P15"><text:span text:style-name="T4">Avoid keeping data that doesn't need to be there. </text:span></text:p>
      <text:p text:style-name="P15"><text:span text:style-name="T4">A compromised database can cause the least amount of damage that way.</text:span></text:p>
      <text:p text:style-name="P14"><text:span text:style-name="T4"/></text:p>
      <text:p text:style-name="P14"><text:span text:style-name="T4">Audit and Monitor DataBase Activity</text:span></text:p>
      <text:p text:style-name="P14"><text:span text:style-name="T4">Effective Monitoring allows us to track when an account has malicious intent or if the database has potential vulnerabilities.</text:span></text:p>
      <text:p text:style-name="P14"><text:span text:style-name="T4">DataBase Activity Monitoring S/W helps in this by providing monitoring which is independent of native databse logging and audit functions.<text:tab/><text:tab/></text:span></text:p>
      <text:p text:style-name="P14"><text:span text:style-name="T4"/></text:p>
      <text:p text:style-name="P14"><text:span text:style-name="T4">Storing Passwords:</text:span></text:p>
      <text:p text:style-name="P15"><text:span text:style-name="T4">If the passwords of an organization gets in the hand of an unauthorized user, they might cause unimaginable damage. </text:span></text:p>
      <text:p text:style-name="P15"><text:span text:style-name="T4">Thus Storing passwords securely is a high priority task. </text:span></text:p>
      <text:p text:style-name="P14"><text:span text:style-name="T4">Storing passwords in simple text is a big mistake as those transactions can be intercepted and texts can easily be extracted.</text:span></text:p>
      <text:p text:style-name="P15"><text:span text:style-name="T4">A simple solution to this is hashing the passwords before storing them in a database. Common Hashing algorithms are MD5/SHA1/SHA2. </text:span></text:p>
      <text:p text:style-name="P15"><text:soft-page-break/><text:span text:style-name="T4">But hashing a common password still won't be useful. </text:span></text:p>
      <text:p text:style-name="P15"><text:span text:style-name="T4">There are available prehashed lists of passwords which can be used to compare and find common passwords.</text:span></text:p>
      <text:p text:style-name="P15"><text:span text:style-name="T4">Another solution to that is add some extra text to the user password before storing it in the DB. </text:span></text:p>
      <text:p text:style-name="P15"><text:span text:style-name="T4">This method is commanly known as adding "salt". </text:span></text:p>
      <text:p text:style-name="P15"><text:span text:style-name="T4">But this method of using a predefined salt becomes vulnerable if/when the unauthorized person finds what the "salt" is.</text:span></text:p>
      <text:p text:style-name="P15"><text:span text:style-name="T4">The Solution to that is making the "salt" dynamic. </text:span></text:p>
      <text:p text:style-name="P15"><text:span text:style-name="T4">This requires adding another DB table to keep track of salts as different users will have different salts.</text:span></text:p>
      <text:p text:style-name="P14"><text:span text:style-name="T4"/></text:p>
      <text:p text:style-name="P14"><text:span text:style-name="T4">Keeping the user data secure is high priority and </text:span><text:span text:style-name="T6">s</text:span><text:span text:style-name="T4">ince this is the first time we are handling user data, we decided to use tools that will make managing data much simpler.</text:span></text:p>
      <text:p text:style-name="P14"><text:span text:style-name="T4">We intent to use Google's Firebase, Backend as a Service product.</text:span></text:p>
      <text:p text:style-name="P14"><text:span text:style-name="T4">It charges a small fee but it takes using a Server out of the equation, has strong security features, works as Database and is a cloud platform which is the current world trend.</text:span></text:p>
      <text:p text:style-name="P14"><text:span text:style-name="T4">To list a few features of FireBase</text:span><text:span text:style-name="T8">[3]</text:span><text:span text:style-name="T4">:</text:span></text:p>
      <text:p text:style-name="P15"><text:span text:style-name="T4"/></text:p>
      <text:p text:style-name="P15"><text:span text:style-name="T4">Real-Time: </text:span></text:p>
      <text:p text:style-name="P15"><text:span text:style-name="T4">It uses Web-Sockets instead of HTTP requests to transfer data. </text:span></text:p>
      <text:p text:style-name="P15"><text:span text:style-name="T4">That means all of the client's data syncs through a single connection as fast as the network can support it.</text:span></text:p>
      <text:p text:style-name="P15"><text:span text:style-name="T4"/></text:p>
      <text:p text:style-name="P15"><text:span text:style-name="T4">File Storage: </text:span></text:p>
      <text:p text:style-name="P15"><text:span text:style-name="T4">It supports storing binary files (images, videos, etc). </text:span></text:p>
      <text:p text:style-name="P15"><text:span text:style-name="T4">It has security rules to make sure the binary data cannot do any harm as well.</text:span></text:p>
      <text:p text:style-name="P15"><text:span text:style-name="T4"><text:tab/><text:tab/></text:span></text:p>
      <text:p text:style-name="P15"><text:span text:style-name="T4">Authentication: </text:span></text:p>
      <text:p text:style-name="P15"><text:span text:style-name="T4">It has built-in authentication (OAuth2) for Google, Facebook, Twitter and Github.</text:span></text:p>
      <text:p text:style-name="P14"><text:span text:style-name="T4">(Google and Facebook Authentications are what we intent to use.)</text:span></text:p>
      <text:p text:style-name="P15"><text:span text:style-name="T4"><text:tab/><text:tab/></text:span></text:p>
      <text:p text:style-name="P15"><text:span text:style-name="T4">Advanced Indexing: </text:span></text:p>
      <text:p text:style-name="P15"><text:span text:style-name="T4">It allows user-defined index optimization i.e. As long as it knows using what keys the data is going to be used, it will optimize the DataBase to make the query run faster.</text:span></text:p>
      <text:p text:style-name="P15"><text:span text:style-name="T4"><text:tab/><text:tab/></text:span></text:p>
      <text:p text:style-name="P15"><text:span text:style-name="T4">Automated Backups: </text:span></text:p>
      <text:p text:style-name="P15"><text:span text:style-name="T4">It provides automated backups for the data. </text:span></text:p>
      <text:p text:style-name="P15"><text:span text:style-name="T4"><text:tab/><text:tab/></text:span></text:p>
      <text:p text:style-name="P15"><text:span text:style-name="T4">Read/Write Control: </text:span></text:p>
      <text:p text:style-name="P15"><text:span text:style-name="T4">Using FireBase we can control which users can write data into the DB, modify it or only read from it.</text:span></text:p>
      <text:p text:style-name="P15"><text:span text:style-name="T4"><text:tab/><text:tab/></text:span></text:p>
      <text:p text:style-name="P15"><text:soft-page-break/><text:span text:style-name="T4">Statistics: It provides stats of the users in the app which can be used to further improve the app.</text:span></text:p>
      <text:p text:style-name="P14"><text:span text:style-name="T4"/></text:p>
      <text:p text:style-name="P14"><text:span text:style-name="T4"/></text:p>
      <text:p text:style-name="P14"><text:span text:style-name="T4"><text:tab/><text:tab/><text:tab/><text:tab/></text:span><text:span text:style-name="T3">Requirement Analysis</text:span></text:p>
      <text:p text:style-name="P14"><text:span text:style-name="T3"/></text:p>
      <text:p text:style-name="P5">Problem Definition:-</text:p>
      <text:p text:style-name="P5"/>
      <text:p text:style-name="P5">There are over 1.2 billion people in India. With the unemployment rates doubling<text:span text:style-name="T9">[4]</text:span> in the past couple years, it is clearly evident that we have a lot of free time on our hands. If this free time or atleast some of it, was utilized in helping others, the nation could be a much better place. With the rise of social media and the information age, there is <text:s/>sufficient awareness about the anguish of people, there are many willing to help but have no idea where to start.</text:p>
      <text:p text:style-name="P5">There's also the problem of authenticity of organizations that they would like to help out but have no way of verifying without visiting there, which might not be the safest option. </text:p>
      <text:p text:style-name="P5"/>
      <text:p text:style-name="P5">So to summarize the problems tackled in this project are: </text:p>
      <text:list xml:id="list3028838281" text:style-name="L1">
        <text:list-item>
          <text:p text:style-name="P6">Helping volunteers volunteering by providing nearby events. </text:p>
        </text:list-item>
        <text:list-item>
          <text:p text:style-name="P6">Helping NGOs congregate people for their events.</text:p>
        </text:list-item>
        <text:list-item>
          <text:p text:style-name="P6">Using a rating system, to denote NGO authenticity as NGO which has higher number of reviews means many people have attended their activities and thus they must be genuine.</text:p>
          <text:p text:style-name="P6"/>
        </text:list-item>
      </text:list>
      <text:p text:style-name="P5"/>
      <text:p text:style-name="P5">Requirement Specification:-</text:p>
      <text:p text:style-name="P5"/>
      <text:p text:style-name="P5">The application that is to be developed is going to be able to solve problems for both NGOs and volunteers.</text:p>
      <text:p text:style-name="P7">It will aid volunteers <text:span text:style-name="T11">in finding genuine NGOs through a simple interface.</text:span></text:p>
      <text:p text:style-name="P7">It will aid volunteers by providing simple interface having information regarding vicinal events. </text:p>
      <text:p text:style-name="P9">It will aid volunteers in reaching an NGO event, should they choose to participate, via Google Maps integration.</text:p>
      <text:p text:style-name="P7">It will assist <text:span text:style-name="T11">volunteers </text:span>in determining the authenticity of an NGO by determining how many activites they have held and how many people attended them.</text:p>
      <text:p text:style-name="P9">It will provide a profile page for NGOs to display how many events they’ve held and how much of an impact they’ve had.</text:p>
      <text:p text:style-name="P9">It will provide inspirational stories and basic encouragements for motivating people to volunteer.</text:p>
      <text:p text:style-name="P9">It will create awareness for an NGO and their activities allowing them to help more people.</text:p>
      <text:p text:style-name="P5"/>
      <text:p text:style-name="P5"/>
      <text:p text:style-name="P9"><text:soft-page-break/>Program Evaluation and Review Technique (PERT) Chart:</text:p>
      <text:p text:style-name="P9"/>
      <table:table table:name="Table3" table:style-name="Table3">
        <table:table-column table:style-name="Table3.A"/>
        <table:table-column table:style-name="Table3.B"/>
        <table:table-column table:style-name="Table3.C" table:number-columns-repeated="4"/>
        <table:table-column table:style-name="Table3.G"/>
        <table:table-row>
          <table:table-cell table:style-name="Table3.A1" office:value-type="string">
            <text:p text:style-name="P20">Sr. No.</text:p>
          </table:table-cell>
          <table:table-cell table:style-name="Table3.A1" office:value-type="string">
            <text:p text:style-name="P20">Activities</text:p>
          </table:table-cell>
          <table:table-cell table:style-name="Table3.A1" office:value-type="string">
            <text:p text:style-name="P20">Optimistic Time (a)</text:p>
          </table:table-cell>
          <table:table-cell table:style-name="Table3.A1" office:value-type="string">
            <text:p text:style-name="P23">Most Likely Time (m)</text:p>
          </table:table-cell>
          <table:table-cell table:style-name="Table3.A1" office:value-type="string">
            <text:p text:style-name="P20">PessimisticTime (b)</text:p>
          </table:table-cell>
          <table:table-cell table:style-name="Table3.A1" office:value-type="string">
            <text:p text:style-name="P20">Estimated Time (t<text:span text:style-name="T12">e</text:span>)</text:p>
          </table:table-cell>
          <table:table-cell table:style-name="Table3.G1" office:value-type="string">
            <text:p text:style-name="P24">Standard Deviation</text:p>
            <text:p text:style-name="P24">(S.D)</text:p>
          </table:table-cell>
        </table:table-row>
        <table:table-row>
          <table:table-cell table:style-name="Table3.A2" office:value-type="string">
            <text:p text:style-name="P20">A.</text:p>
          </table:table-cell>
          <table:table-cell table:style-name="Table3.A2" office:value-type="string">
            <text:p text:style-name="P21">Survey</text:p>
          </table:table-cell>
          <table:table-cell table:style-name="Table3.A2" office:value-type="string">
            <text:p text:style-name="P21">5</text:p>
          </table:table-cell>
          <table:table-cell table:style-name="Table3.A2" office:value-type="string">
            <text:p text:style-name="P21">7</text:p>
          </table:table-cell>
          <table:table-cell table:style-name="Table3.A2" office:value-type="string">
            <text:p text:style-name="P21">9</text:p>
          </table:table-cell>
          <table:table-cell table:style-name="Table3.A2" office:value-type="string">
            <text:p text:style-name="P21">7</text:p>
          </table:table-cell>
          <table:table-cell table:style-name="Table3.G2" office:value-type="string">
            <text:p text:style-name="P21">0.67</text:p>
          </table:table-cell>
        </table:table-row>
        <table:table-row>
          <table:table-cell table:style-name="Table3.A2" office:value-type="string">
            <text:p text:style-name="P20">B.</text:p>
          </table:table-cell>
          <table:table-cell table:style-name="Table3.A2" office:value-type="string">
            <text:p text:style-name="P21">Background Study</text:p>
          </table:table-cell>
          <table:table-cell table:style-name="Table3.A2" office:value-type="string">
            <text:p text:style-name="P21">5</text:p>
          </table:table-cell>
          <table:table-cell table:style-name="Table3.A2" office:value-type="string">
            <text:p text:style-name="P21">7</text:p>
          </table:table-cell>
          <table:table-cell table:style-name="Table3.A2" office:value-type="string">
            <text:p text:style-name="P21">9</text:p>
          </table:table-cell>
          <table:table-cell table:style-name="Table3.A2" office:value-type="string">
            <text:p text:style-name="P21">7</text:p>
          </table:table-cell>
          <table:table-cell table:style-name="Table3.G2" office:value-type="string">
            <text:p text:style-name="P21">0.67</text:p>
          </table:table-cell>
        </table:table-row>
        <table:table-row>
          <table:table-cell table:style-name="Table3.A2" office:value-type="string">
            <text:p text:style-name="P20">C.</text:p>
          </table:table-cell>
          <table:table-cell table:style-name="Table3.A2" office:value-type="string">
            <text:p text:style-name="P21">Literature Study</text:p>
          </table:table-cell>
          <table:table-cell table:style-name="Table3.A2" office:value-type="string">
            <text:p text:style-name="P21">12</text:p>
          </table:table-cell>
          <table:table-cell table:style-name="Table3.A2" office:value-type="string">
            <text:p text:style-name="P21">14</text:p>
          </table:table-cell>
          <table:table-cell table:style-name="Table3.A2" office:value-type="string">
            <text:p text:style-name="P21">16</text:p>
          </table:table-cell>
          <table:table-cell table:style-name="Table3.A2" office:value-type="string">
            <text:p text:style-name="P21">14</text:p>
          </table:table-cell>
          <table:table-cell table:style-name="Table3.G2" office:value-type="string">
            <text:p text:style-name="P21">0.67</text:p>
          </table:table-cell>
        </table:table-row>
        <table:table-row>
          <table:table-cell table:style-name="Table3.A2" office:value-type="string">
            <text:p text:style-name="P20">D.</text:p>
          </table:table-cell>
          <table:table-cell table:style-name="Table3.A2" office:value-type="string">
            <text:p text:style-name="P21">Requirement Analysis</text:p>
          </table:table-cell>
          <table:table-cell table:style-name="Table3.A2" office:value-type="string">
            <text:p text:style-name="P21">18</text:p>
          </table:table-cell>
          <table:table-cell table:style-name="Table3.A2" office:value-type="string">
            <text:p text:style-name="P21">20</text:p>
          </table:table-cell>
          <table:table-cell table:style-name="Table3.A2" office:value-type="string">
            <text:p text:style-name="P21">22</text:p>
          </table:table-cell>
          <table:table-cell table:style-name="Table3.A2" office:value-type="string">
            <text:p text:style-name="P21">20</text:p>
          </table:table-cell>
          <table:table-cell table:style-name="Table3.G2" office:value-type="string">
            <text:p text:style-name="P21">0.67</text:p>
          </table:table-cell>
        </table:table-row>
        <table:table-row>
          <table:table-cell table:style-name="Table3.A2" office:value-type="string">
            <text:p text:style-name="P20">E.</text:p>
          </table:table-cell>
          <table:table-cell table:style-name="Table3.A2" office:value-type="string">
            <text:p text:style-name="P21">Selection of <text:s text:c="4"/>H/W and S/W</text:p>
          </table:table-cell>
          <table:table-cell table:style-name="Table3.A2" office:value-type="string">
            <text:p text:style-name="P21">3</text:p>
          </table:table-cell>
          <table:table-cell table:style-name="Table3.A2" office:value-type="string">
            <text:p text:style-name="P21">5</text:p>
          </table:table-cell>
          <table:table-cell table:style-name="Table3.A2" office:value-type="string">
            <text:p text:style-name="P21">6</text:p>
          </table:table-cell>
          <table:table-cell table:style-name="Table3.A2" office:value-type="string">
            <text:p text:style-name="P21">4.83</text:p>
          </table:table-cell>
          <table:table-cell table:style-name="Table3.G2" office:value-type="string">
            <text:p text:style-name="P21">0.5</text:p>
          </table:table-cell>
        </table:table-row>
        <table:table-row>
          <table:table-cell table:style-name="Table3.A2" office:value-type="string">
            <text:p text:style-name="P20">F.</text:p>
          </table:table-cell>
          <table:table-cell table:style-name="Table3.A2" office:value-type="string">
            <text:p text:style-name="P21">Database Designing</text:p>
          </table:table-cell>
          <table:table-cell table:style-name="Table3.A2" office:value-type="string">
            <text:p text:style-name="P21">23</text:p>
          </table:table-cell>
          <table:table-cell table:style-name="Table3.A2" office:value-type="string">
            <text:p text:style-name="P21">25</text:p>
          </table:table-cell>
          <table:table-cell table:style-name="Table3.A2" office:value-type="string">
            <text:p text:style-name="P21">27</text:p>
          </table:table-cell>
          <table:table-cell table:style-name="Table3.A2" office:value-type="string">
            <text:p text:style-name="P21">25</text:p>
          </table:table-cell>
          <table:table-cell table:style-name="Table3.G2" office:value-type="string">
            <text:p text:style-name="P21">0.67</text:p>
          </table:table-cell>
        </table:table-row>
        <table:table-row>
          <table:table-cell table:style-name="Table3.A2" office:value-type="string">
            <text:p text:style-name="P20">G.</text:p>
          </table:table-cell>
          <table:table-cell table:style-name="Table3.A2" office:value-type="string">
            <text:p text:style-name="P21">UI Designing</text:p>
          </table:table-cell>
          <table:table-cell table:style-name="Table3.A2" office:value-type="string">
            <text:p text:style-name="P21">18</text:p>
          </table:table-cell>
          <table:table-cell table:style-name="Table3.A2" office:value-type="string">
            <text:p text:style-name="P21">20</text:p>
          </table:table-cell>
          <table:table-cell table:style-name="Table3.A2" office:value-type="string">
            <text:p text:style-name="P21">25</text:p>
          </table:table-cell>
          <table:table-cell table:style-name="Table3.A2" office:value-type="string">
            <text:p text:style-name="P21">20.5</text:p>
          </table:table-cell>
          <table:table-cell table:style-name="Table3.G2" office:value-type="string">
            <text:p text:style-name="P21">1.16</text:p>
          </table:table-cell>
        </table:table-row>
        <table:table-row>
          <table:table-cell table:style-name="Table3.A2" office:value-type="string">
            <text:p text:style-name="P20">H.</text:p>
          </table:table-cell>
          <table:table-cell table:style-name="Table3.A2" office:value-type="string">
            <text:p text:style-name="P21">UI Coding</text:p>
          </table:table-cell>
          <table:table-cell table:style-name="Table3.A2" office:value-type="string">
            <text:p text:style-name="P21">39</text:p>
          </table:table-cell>
          <table:table-cell table:style-name="Table3.A2" office:value-type="string">
            <text:p text:style-name="P21">40</text:p>
          </table:table-cell>
          <table:table-cell table:style-name="Table3.A2" office:value-type="string">
            <text:p text:style-name="P21">45</text:p>
          </table:table-cell>
          <table:table-cell table:style-name="Table3.A2" office:value-type="string">
            <text:p text:style-name="P21">40.17</text:p>
          </table:table-cell>
          <table:table-cell table:style-name="Table3.G2" office:value-type="string">
            <text:p text:style-name="P21">1</text:p>
          </table:table-cell>
        </table:table-row>
        <table:table-row>
          <table:table-cell table:style-name="Table3.A2" office:value-type="string">
            <text:p text:style-name="P20">I.</text:p>
          </table:table-cell>
          <table:table-cell table:style-name="Table3.A2" office:value-type="string">
            <text:p text:style-name="P21">App Logic Coding</text:p>
          </table:table-cell>
          <table:table-cell table:style-name="Table3.A2" office:value-type="string">
            <text:p text:style-name="P21">39</text:p>
          </table:table-cell>
          <table:table-cell table:style-name="Table3.A2" office:value-type="string">
            <text:p text:style-name="P21">40</text:p>
          </table:table-cell>
          <table:table-cell table:style-name="Table3.A2" office:value-type="string">
            <text:p text:style-name="P21">45</text:p>
          </table:table-cell>
          <table:table-cell table:style-name="Table3.A2" office:value-type="string">
            <text:p text:style-name="P21">40.17</text:p>
          </table:table-cell>
          <table:table-cell table:style-name="Table3.G2" office:value-type="string">
            <text:p text:style-name="P21">1</text:p>
          </table:table-cell>
        </table:table-row>
        <table:table-row>
          <table:table-cell table:style-name="Table3.A2" office:value-type="string">
            <text:p text:style-name="P20">J.</text:p>
          </table:table-cell>
          <table:table-cell table:style-name="Table3.A2" office:value-type="string">
            <text:p text:style-name="P21">Database Coding</text:p>
          </table:table-cell>
          <table:table-cell table:style-name="Table3.A2" office:value-type="string">
            <text:p text:style-name="P21">39</text:p>
          </table:table-cell>
          <table:table-cell table:style-name="Table3.A2" office:value-type="string">
            <text:p text:style-name="P21">40</text:p>
          </table:table-cell>
          <table:table-cell table:style-name="Table3.A2" office:value-type="string">
            <text:p text:style-name="P21">45</text:p>
          </table:table-cell>
          <table:table-cell table:style-name="Table3.A2" office:value-type="string">
            <text:p text:style-name="P21">40.17</text:p>
          </table:table-cell>
          <table:table-cell table:style-name="Table3.G2" office:value-type="string">
            <text:p text:style-name="P21">1</text:p>
          </table:table-cell>
        </table:table-row>
        <table:table-row>
          <table:table-cell table:style-name="Table3.A2" office:value-type="string">
            <text:p text:style-name="P20">K.</text:p>
          </table:table-cell>
          <table:table-cell table:style-name="Table3.A2" office:value-type="string">
            <text:p text:style-name="P21">UI Testing</text:p>
          </table:table-cell>
          <table:table-cell table:style-name="Table3.A2" office:value-type="string">
            <text:p text:style-name="P21">9</text:p>
          </table:table-cell>
          <table:table-cell table:style-name="Table3.A2" office:value-type="string">
            <text:p text:style-name="P21">10</text:p>
          </table:table-cell>
          <table:table-cell table:style-name="Table3.A2" office:value-type="string">
            <text:p text:style-name="P21">12</text:p>
          </table:table-cell>
          <table:table-cell table:style-name="Table3.A2" office:value-type="string">
            <text:p text:style-name="P21">10.16</text:p>
          </table:table-cell>
          <table:table-cell table:style-name="Table3.G2" office:value-type="string">
            <text:p text:style-name="P21">0.5</text:p>
          </table:table-cell>
        </table:table-row>
        <table:table-row>
          <table:table-cell table:style-name="Table3.A2" office:value-type="string">
            <text:p text:style-name="P20">L.</text:p>
          </table:table-cell>
          <table:table-cell table:style-name="Table3.A2" office:value-type="string">
            <text:p text:style-name="P21">App Logic Tesing</text:p>
          </table:table-cell>
          <table:table-cell table:style-name="Table3.A2" office:value-type="string">
            <text:p text:style-name="P21">9</text:p>
          </table:table-cell>
          <table:table-cell table:style-name="Table3.A2" office:value-type="string">
            <text:p text:style-name="P21">10</text:p>
          </table:table-cell>
          <table:table-cell table:style-name="Table3.A2" office:value-type="string">
            <text:p text:style-name="P21">12</text:p>
          </table:table-cell>
          <table:table-cell table:style-name="Table3.A2" office:value-type="string">
            <text:p text:style-name="P21">10.16</text:p>
          </table:table-cell>
          <table:table-cell table:style-name="Table3.G2" office:value-type="string">
            <text:p text:style-name="P21">0.5</text:p>
          </table:table-cell>
        </table:table-row>
        <table:table-row>
          <table:table-cell table:style-name="Table3.A2" office:value-type="string">
            <text:p text:style-name="P20">M.</text:p>
          </table:table-cell>
          <table:table-cell table:style-name="Table3.A2" office:value-type="string">
            <text:p text:style-name="P21">Database Testing</text:p>
          </table:table-cell>
          <table:table-cell table:style-name="Table3.A2" office:value-type="string">
            <text:p text:style-name="P21">9</text:p>
          </table:table-cell>
          <table:table-cell table:style-name="Table3.A2" office:value-type="string">
            <text:p text:style-name="P21">10</text:p>
          </table:table-cell>
          <table:table-cell table:style-name="Table3.A2" office:value-type="string">
            <text:p text:style-name="P21">12</text:p>
          </table:table-cell>
          <table:table-cell table:style-name="Table3.A2" office:value-type="string">
            <text:p text:style-name="P21">10.16</text:p>
          </table:table-cell>
          <table:table-cell table:style-name="Table3.G2" office:value-type="string">
            <text:p text:style-name="P21">0.5</text:p>
          </table:table-cell>
        </table:table-row>
        <table:table-row>
          <table:table-cell table:style-name="Table3.A2" office:value-type="string">
            <text:p text:style-name="P20">N.</text:p>
          </table:table-cell>
          <table:table-cell table:style-name="Table3.A2" office:value-type="string">
            <text:p text:style-name="P21">Integration</text:p>
          </table:table-cell>
          <table:table-cell table:style-name="Table3.A2" office:value-type="string">
            <text:p text:style-name="P21">7</text:p>
          </table:table-cell>
          <table:table-cell table:style-name="Table3.A2" office:value-type="string">
            <text:p text:style-name="P21">8</text:p>
          </table:table-cell>
          <table:table-cell table:style-name="Table3.A2" office:value-type="string">
            <text:p text:style-name="P21">10</text:p>
          </table:table-cell>
          <table:table-cell table:style-name="Table3.A2" office:value-type="string">
            <text:p text:style-name="P21">8.16</text:p>
          </table:table-cell>
          <table:table-cell table:style-name="Table3.G2" office:value-type="string">
            <text:p text:style-name="P21">0.5</text:p>
          </table:table-cell>
        </table:table-row>
        <table:table-row>
          <table:table-cell table:style-name="Table3.A2" office:value-type="string">
            <text:p text:style-name="P20">O.</text:p>
          </table:table-cell>
          <table:table-cell table:style-name="Table3.A2" office:value-type="string">
            <text:p text:style-name="P21">Integration Testing</text:p>
          </table:table-cell>
          <table:table-cell table:style-name="Table3.A2" office:value-type="string">
            <text:p text:style-name="P21">7</text:p>
          </table:table-cell>
          <table:table-cell table:style-name="Table3.A2" office:value-type="string">
            <text:p text:style-name="P21">8</text:p>
          </table:table-cell>
          <table:table-cell table:style-name="Table3.A2" office:value-type="string">
            <text:p text:style-name="P21">10</text:p>
          </table:table-cell>
          <table:table-cell table:style-name="Table3.A2" office:value-type="string">
            <text:p text:style-name="P21">8.16</text:p>
          </table:table-cell>
          <table:table-cell table:style-name="Table3.G2" office:value-type="string">
            <text:p text:style-name="P21">0.5</text:p>
          </table:table-cell>
        </table:table-row>
        <table:table-row>
          <table:table-cell table:style-name="Table3.A2" office:value-type="string">
            <text:p text:style-name="P20">P.</text:p>
          </table:table-cell>
          <table:table-cell table:style-name="Table3.A2" office:value-type="string">
            <text:p text:style-name="P21">Implementation</text:p>
          </table:table-cell>
          <table:table-cell table:style-name="Table3.A2" office:value-type="string">
            <text:p text:style-name="P21">2</text:p>
          </table:table-cell>
          <table:table-cell table:style-name="Table3.A2" office:value-type="string">
            <text:p text:style-name="P21">4</text:p>
          </table:table-cell>
          <table:table-cell table:style-name="Table3.A2" office:value-type="string">
            <text:p text:style-name="P21">5</text:p>
          </table:table-cell>
          <table:table-cell table:style-name="Table3.A2" office:value-type="string">
            <text:p text:style-name="P21">3.83</text:p>
          </table:table-cell>
          <table:table-cell table:style-name="Table3.G2" office:value-type="string">
            <text:p text:style-name="P21">0.5</text:p>
          </table:table-cell>
        </table:table-row>
      </table:table>
      <text:p text:style-name="P9"/>
      <text:p text:style-name="P5"/>
      <text:p text:style-name="P5"/>
      <text:p text:style-name="P5"/>
      <text:p text:style-name="P5"/>
      <text:p text:style-name="P5"/>
      <text:p text:style-name="P5"/>
      <text:p text:style-name="P5"/>
      <text:p text:style-name="P10"><text:soft-page-break/>Gantt Chart :-</text:p>
      <text:p text:style-name="P10"/>
      <table:table table:name="Table4" table:style-name="Table4">
        <table:table-column table:style-name="Table4.A" table:number-columns-repeated="3"/>
        <table:table-row>
          <table:table-cell table:style-name="Table4.A1" office:value-type="string">
            <text:p text:style-name="P21">Activities</text:p>
          </table:table-cell>
          <table:table-cell table:style-name="Table4.A1" office:value-type="string">
            <text:p text:style-name="P21">Date</text:p>
          </table:table-cell>
          <table:table-cell table:style-name="Table4.C1" office:value-type="string">
            <text:p text:style-name="P21">Duration (in Days)</text:p>
          </table:table-cell>
        </table:table-row>
        <table:table-row>
          <table:table-cell table:style-name="Table4.A2" office:value-type="string">
            <text:p text:style-name="P22">Survey</text:p>
          </table:table-cell>
          <table:table-cell table:style-name="Table4.A2" office:value-type="string">
            <text:p text:style-name="P21">10 July 2019</text:p>
          </table:table-cell>
          <table:table-cell table:style-name="Table4.C2" office:value-type="string">
            <text:p text:style-name="P21">7</text:p>
          </table:table-cell>
        </table:table-row>
        <table:table-row>
          <table:table-cell table:style-name="Table4.A2" office:value-type="string">
            <text:p text:style-name="P21">Background Study</text:p>
          </table:table-cell>
          <table:table-cell table:style-name="Table4.A2" office:value-type="string">
            <text:p text:style-name="P21">17 July 2019</text:p>
          </table:table-cell>
          <table:table-cell table:style-name="Table4.C2" office:value-type="string">
            <text:p text:style-name="P21">7</text:p>
          </table:table-cell>
        </table:table-row>
        <table:table-row>
          <table:table-cell table:style-name="Table4.A2" office:value-type="string">
            <text:p text:style-name="P21">Literature Study</text:p>
          </table:table-cell>
          <table:table-cell table:style-name="Table4.A2" office:value-type="string">
            <text:p text:style-name="P21">31 July 2019</text:p>
          </table:table-cell>
          <table:table-cell table:style-name="Table4.C2" office:value-type="string">
            <text:p text:style-name="P21">14</text:p>
          </table:table-cell>
        </table:table-row>
        <table:table-row>
          <table:table-cell table:style-name="Table4.A2" office:value-type="string">
            <text:p text:style-name="P21">Requirement Analysis</text:p>
          </table:table-cell>
          <table:table-cell table:style-name="Table4.A2" office:value-type="string">
            <text:p text:style-name="P21">20 August 2019</text:p>
          </table:table-cell>
          <table:table-cell table:style-name="Table4.C2" office:value-type="string">
            <text:p text:style-name="P21">20</text:p>
          </table:table-cell>
        </table:table-row>
        <table:table-row>
          <table:table-cell table:style-name="Table4.A2" office:value-type="string">
            <text:p text:style-name="P21">Selection of H/W &amp; S/W</text:p>
          </table:table-cell>
          <table:table-cell table:style-name="Table4.A2" office:value-type="string">
            <text:p text:style-name="P21">25 August 2019</text:p>
          </table:table-cell>
          <table:table-cell table:style-name="Table4.C2" office:value-type="string">
            <text:p text:style-name="P21">5</text:p>
          </table:table-cell>
        </table:table-row>
        <table:table-row>
          <table:table-cell table:style-name="Table4.A2" office:value-type="string">
            <text:p text:style-name="P21">Database Designing</text:p>
          </table:table-cell>
          <table:table-cell table:style-name="Table4.A2" office:value-type="string">
            <text:p text:style-name="P21">18 September 2019</text:p>
          </table:table-cell>
          <table:table-cell table:style-name="Table4.C2" office:value-type="string">
            <text:p text:style-name="P21">25</text:p>
          </table:table-cell>
        </table:table-row>
        <table:table-row>
          <table:table-cell table:style-name="Table4.A2" office:value-type="string">
            <text:p text:style-name="P21">UI Designing</text:p>
          </table:table-cell>
          <table:table-cell table:style-name="Table4.A2" office:value-type="string">
            <text:p text:style-name="P21">8 October 2019</text:p>
          </table:table-cell>
          <table:table-cell table:style-name="Table4.C2" office:value-type="string">
            <text:p text:style-name="P21">20</text:p>
          </table:table-cell>
        </table:table-row>
        <table:table-row>
          <table:table-cell table:style-name="Table4.A2" office:value-type="string">
            <text:p text:style-name="P21">UI Coding</text:p>
          </table:table-cell>
          <table:table-cell table:style-name="Table4.A2" office:value-type="string">
            <text:p text:style-name="P21">28 October 2019</text:p>
          </table:table-cell>
          <table:table-cell table:style-name="Table4.C2" office:value-type="string">
            <text:p text:style-name="P21">40</text:p>
          </table:table-cell>
        </table:table-row>
        <table:table-row>
          <table:table-cell table:style-name="Table4.A2" office:value-type="string">
            <text:p text:style-name="P21">App Logic Coding</text:p>
          </table:table-cell>
          <table:table-cell table:style-name="Table4.A2" office:value-type="string">
            <text:p text:style-name="P21">28 October 2019</text:p>
          </table:table-cell>
          <table:table-cell table:style-name="Table4.C2" office:value-type="string">
            <text:p text:style-name="P21">40</text:p>
          </table:table-cell>
        </table:table-row>
        <table:table-row>
          <table:table-cell table:style-name="Table4.A2" office:value-type="string">
            <text:p text:style-name="P21">Database Coding</text:p>
          </table:table-cell>
          <table:table-cell table:style-name="Table4.A2" office:value-type="string">
            <text:p text:style-name="P21">28 October 2019</text:p>
          </table:table-cell>
          <table:table-cell table:style-name="Table4.C2" office:value-type="string">
            <text:p text:style-name="P21">40</text:p>
          </table:table-cell>
        </table:table-row>
        <table:table-row>
          <table:table-cell table:style-name="Table4.A2" office:value-type="string">
            <text:p text:style-name="P21">UI Testing</text:p>
          </table:table-cell>
          <table:table-cell table:style-name="Table4.A2" office:value-type="string">
            <text:p text:style-name="P21">7 December 2019</text:p>
          </table:table-cell>
          <table:table-cell table:style-name="Table4.C2" office:value-type="string">
            <text:p text:style-name="P21">10</text:p>
          </table:table-cell>
        </table:table-row>
        <table:table-row>
          <table:table-cell table:style-name="Table4.A2" office:value-type="string">
            <text:p text:style-name="P21">App Logic Tesing</text:p>
          </table:table-cell>
          <table:table-cell table:style-name="Table4.A2" office:value-type="string">
            <text:p text:style-name="P21">7 December 2019</text:p>
          </table:table-cell>
          <table:table-cell table:style-name="Table4.C2" office:value-type="string">
            <text:p text:style-name="P21">10</text:p>
          </table:table-cell>
        </table:table-row>
        <table:table-row>
          <table:table-cell table:style-name="Table4.A2" office:value-type="string">
            <text:p text:style-name="P21">Database Testing</text:p>
          </table:table-cell>
          <table:table-cell table:style-name="Table4.A2" office:value-type="string">
            <text:p text:style-name="P22">7 December 2019</text:p>
          </table:table-cell>
          <table:table-cell table:style-name="Table4.C2" office:value-type="string">
            <text:p text:style-name="P21">10</text:p>
          </table:table-cell>
        </table:table-row>
        <table:table-row>
          <table:table-cell table:style-name="Table4.A2" office:value-type="string">
            <text:p text:style-name="P21">Integration</text:p>
          </table:table-cell>
          <table:table-cell table:style-name="Table4.A2" office:value-type="string">
            <text:p text:style-name="P21">15 December 2019</text:p>
          </table:table-cell>
          <table:table-cell table:style-name="Table4.C2" office:value-type="string">
            <text:p text:style-name="P21">8</text:p>
          </table:table-cell>
        </table:table-row>
        <table:table-row>
          <table:table-cell table:style-name="Table4.A2" office:value-type="string">
            <text:p text:style-name="P21">Integration Testing</text:p>
          </table:table-cell>
          <table:table-cell table:style-name="Table4.A2" office:value-type="string">
            <text:p text:style-name="P21">23 December 2019</text:p>
          </table:table-cell>
          <table:table-cell table:style-name="Table4.C2" office:value-type="string">
            <text:p text:style-name="P21">8</text:p>
          </table:table-cell>
        </table:table-row>
        <table:table-row>
          <table:table-cell table:style-name="Table4.A2" office:value-type="string">
            <text:p text:style-name="P21">Implementation</text:p>
          </table:table-cell>
          <table:table-cell table:style-name="Table4.A2" office:value-type="string">
            <text:p text:style-name="P21">27 December 2019</text:p>
          </table:table-cell>
          <table:table-cell table:style-name="Table4.C2" office:value-type="string">
            <text:p text:style-name="P22">4</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chn<text:span text:style-name="T11">ic</text:span>al Feasibility:</text:p>
      <text:p text:style-name="P5"/>
      <text:p text:style-name="P8">Software Requirements:</text:p>
      <text:p text:style-name="P8"/>
      <table:table table:name="Table1" table:style-name="Table1">
        <table:table-column table:style-name="Table1.A" table:number-columns-repeated="2"/>
        <table:table-row>
          <table:table-cell table:style-name="Table1.A1" office:value-type="string">
            <text:p text:style-name="P19">Operating System</text:p>
          </table:table-cell>
          <table:table-cell table:style-name="Table1.B1" office:value-type="string">
            <text:p text:style-name="P19">Ubuntu 18.04 LTS</text:p>
          </table:table-cell>
        </table:table-row>
        <table:table-row>
          <table:table-cell table:style-name="Table1.A2" office:value-type="string">
            <text:p text:style-name="P19">Software</text:p>
          </table:table-cell>
          <table:table-cell table:style-name="Table1.B2" office:value-type="string">
            <text:p text:style-name="P19">Visual Studio Code</text:p>
          </table:table-cell>
        </table:table-row>
      </table:table>
      <text:p text:style-name="P5"/>
      <text:p text:style-name="P8">Hardware Requirements:</text:p>
      <text:p text:style-name="P8"/>
      <table:table table:name="Table2" table:style-name="Table2">
        <table:table-column table:style-name="Table2.A" table:number-columns-repeated="2"/>
        <table:table-row>
          <table:table-cell table:style-name="Table2.A1" office:value-type="string">
            <text:p text:style-name="P20">Processor</text:p>
          </table:table-cell>
          <table:table-cell table:style-name="Table2.B1" office:value-type="string">
            <text:p text:style-name="P20">Intel i3 M370</text:p>
          </table:table-cell>
        </table:table-row>
        <table:table-row>
          <table:table-cell table:style-name="Table2.A2" office:value-type="string">
            <text:p text:style-name="P20">Clock Speed</text:p>
          </table:table-cell>
          <table:table-cell table:style-name="Table2.B2" office:value-type="string">
            <text:p text:style-name="P20">2.40 Ghz</text:p>
          </table:table-cell>
        </table:table-row>
        <table:table-row>
          <table:table-cell table:style-name="Table2.A2" office:value-type="string">
            <text:p text:style-name="P20">HDD Capacity </text:p>
          </table:table-cell>
          <table:table-cell table:style-name="Table2.B2" office:value-type="string">
            <text:p text:style-name="P20">500GB</text:p>
          </table:table-cell>
        </table:table-row>
        <table:table-row>
          <table:table-cell table:style-name="Table2.A2" office:value-type="string">
            <text:p text:style-name="P20">RAM Size</text:p>
          </table:table-cell>
          <table:table-cell table:style-name="Table2.B2" office:value-type="string">
            <text:p text:style-name="P20">4GB</text:p>
          </table:table-cell>
        </table:table-row>
        <table:table-row>
          <table:table-cell table:style-name="Table2.A2" office:value-type="string">
            <text:p text:style-name="P20">Ram Type</text:p>
          </table:table-cell>
          <table:table-cell table:style-name="Table2.B2" office:value-type="string">
            <text:p text:style-name="P20">DDR3</text:p>
          </table:table-cell>
        </table:table-row>
        <table:table-row>
          <table:table-cell table:style-name="Table2.A2" office:value-type="string">
            <text:p text:style-name="P20">System Architecture</text:p>
          </table:table-cell>
          <table:table-cell table:style-name="Table2.B2" office:value-type="string">
            <text:p text:style-name="P20">64 bit</text:p>
          </table:table-cell>
        </table:table-row>
      </table:table>
      <text:p text:style-name="P8"/>
      <text:p text:style-name="P9"/>
      <text:p text:style-name="P5"/>
      <text:p text:style-name="P5">Preliminary Product Description</text:p>
      <text:p text:style-name="P5"/>
      <text:p text:style-name="P5">The following are the requirements that were accessed and fulfilled in our project.</text:p>
      <text:p text:style-name="P5"/>
      <text:p text:style-name="P5">1. Simplified Registration: Providing a hassle-free and simple interface for both kind of users to register.</text:p>
      <text:p text:style-name="P5"/>
      <text:p text:style-name="P5">2. Profiles and Logins : Providing easy methods to login (Gmail, Facebook, Phone Number) for users as well as providing profile pages for users.</text:p>
      <text:p text:style-name="P5"/>
      <text:p text:style-name="P5">3. Optimised Search Results: Providing search results sorted based on vicinity of events to the user.</text:p>
      <text:p text:style-name="P5"/>
      <text:p text:style-name="P5">4. Events: Providing interface for NGOs to create their events and volunteers to participate in them.</text:p>
      <text:p text:style-name="P5"/>
      <text:p text:style-name="P5">5. Rating System: Providing rating system for NGOs to help others understand how well an NGO works and for the NGo to develop itself.</text:p>
      <text:p text:style-name="P5"/>
      <text:p text:style-name="P5">6. Encouraging Volunteers: Providing motivational stories, written by volunteers themselves for other volunteers to encourage user activity.</text:p>
      <text:p text:style-name="P5"/>
      <text:p text:style-name="P5">7. Achievements : Providing achievements to volunteers after they attend a certain number of events.</text:p>
      <text:p text:style-name="P14"><text:soft-page-break/><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oft-page-break/><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oft-page-break/><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oft-page-break/><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6"><text:span text:style-name="T4"/></text:p>
      <text:p text:style-name="P16"><text:span text:style-name="T4">References:</text:span></text:p>
      <text:p text:style-name="P16"><text:span text:style-name="T4">[1] <text:s/>https://www.ivolunteer.org/</text:span></text:p>
      <text:p text:style-name="P16"><text:span text:style-name="T4">[2] <text:s/></text:span><text:a xlink:type="simple" xlink:href="https://www.esecurityplanet.com/network-security/6-database-security-best-practices.html" text:style-name="Internet_20_link" text:visited-style-name="Visited_20_Internet_20_Link"><text:span text:style-name="T4">https://www.esecurityplanet.com/network-security/6-database-security-best-practices.html</text:span></text:a></text:p>
      <text:p text:style-name="P17"><text:span text:style-name="T4">[3] </text:span><text:a xlink:type="simple" xlink:href="https://howtofirebase.com/what-is-firebase-fcb8614ba442" text:style-name="Internet_20_link" text:visited-style-name="Visited_20_Internet_20_Link"><text:span text:style-name="T4">https://howtofirebase.com/what-is-firebase-fcb8614ba442</text:span></text:a></text:p>
      <text:p text:style-name="P18"><text:span text:style-name="T4">[4] </text:span><text:a xlink:type="simple" xlink:href="https://www.downtoearth.org.in/news/economy/india-s-unemployment-rate-doubled-in-two-years-soe-in-figures-64953" text:style-name="Internet_20_link" text:visited-style-name="Visited_20_Internet_20_Link"><text:span text:style-name="T4">https://www.downtoearth.org.in/news/economy/india-s-unemployment-rate-doubled-in-two-years-soe-in-figures-64953</text:span></text:a></text:p>
      <text:p text:style-name="P18"><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21:46:00.445210190</meta:creation-date>
    <dc:date>2019-09-25T23:55:45.977827630</dc:date>
    <meta:editing-duration>PT9M9S</meta:editing-duration>
    <meta:editing-cycles>2</meta:editing-cycles>
    <meta:generator>LibreOffice/6.2.6.2$Linux_X86_64 LibreOffice_project/20$Build-2</meta:generator>
    <meta:document-statistic meta:table-count="4" meta:image-count="0" meta:object-count="0" meta:page-count="16" meta:paragraph-count="433" meta:word-count="3262" meta:character-count="19707" meta:non-whitespace-character-count="16753"/>
  </office:meta>
</office:document-meta>
</file>